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list-style-name="L1"/>
    <style:style style:name="P3" style:family="paragraph" style:parent-style-name="Text_20_body">
      <style:paragraph-properties fo:text-align="justify" style:justify-single-word="false"/>
    </style:style>
    <style:style style:name="P4" style:family="paragraph" style:parent-style-name="Text_20_body">
      <style:text-properties officeooo:rsid="00027404" officeooo:paragraph-rsid="00027404"/>
    </style:style>
    <style:style style:name="P5" style:family="paragraph" style:parent-style-name="Text_20_body">
      <style:text-properties officeooo:paragraph-rsid="00027404"/>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fo:text-align="justify" style:justify-single-word="false"/>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Text_20_body" style:list-style-name="L1">
      <style:paragraph-properties fo:margin-top="0cm" fo:margin-bottom="0cm" loext:contextual-spacing="false"/>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size="2pt" style:font-size-asian="2pt" style:font-size-complex="2pt" loext:padding="0cm" loext:border="none"/>
    </style:style>
    <style:style style:name="P12" style:family="paragraph" style:parent-style-name="Table_20_Contents">
      <style:paragraph-properties fo:margin-top="0cm" fo:margin-bottom="0.247cm" loext:contextual-spacing="false"/>
      <style:text-properties loext:padding="0cm" loext:border="none"/>
    </style:style>
    <style:style style:name="P13" style:family="paragraph" style:parent-style-name="Table_20_Contents">
      <style:paragraph-properties fo:margin-top="0cm" fo:margin-bottom="0.247cm" loext:contextual-spacing="false" fo:text-align="start" style:justify-single-word="false"/>
      <style:text-properties loext:padding="0cm" loext:border="none"/>
    </style:style>
    <style:style style:name="P14" style:family="paragraph" style:parent-style-name="Table_20_Contents">
      <style:paragraph-properties fo:margin-top="0.026cm" fo:margin-bottom="0cm" loext:contextual-spacing="false"/>
    </style:style>
    <style:style style:name="P15" style:family="paragraph" style:parent-style-name="Preformatted_20_Text">
      <style:paragraph-properties fo:margin-top="0cm" fo:margin-bottom="0.499cm" loext:contextual-spacing="false"/>
    </style:style>
    <style:style style:name="T1" style:family="text">
      <style:text-properties fo:font-weight="bold"/>
    </style:style>
    <style:style style:name="T2" style:family="text">
      <style:text-properties style:text-line-through-style="solid" style:text-line-through-type="single"/>
    </style:style>
    <style:style style:name="T3" style:family="text">
      <style:text-properties fo:font-style="italic"/>
    </style:style>
    <style:style style:name="T4" style:family="text">
      <style:text-properties fo:color="#ff0000" fo:font-weight="bold"/>
    </style:style>
    <style:style style:name="T5" style:family="text">
      <style:text-properties officeooo:rsid="00027404"/>
    </style:style>
    <style:style style:name="T6" style:family="text">
      <style:text-properties style:text-underline-style="solid" style:text-underline-width="auto" style:text-underline-color="font-color" officeooo:rsid="00027404"/>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in-content">
        <text:section text:style-name="Sect1" text:name="content-wrap">
          <text:section text:style-name="Sect1" text:name="content">
            <text:section text:style-name="Sect1" text:name="singlepage">
              <text:section text:style-name="Sect1" text:name="main">
                <text:section text:style-name="Sect1" text:name="Blog1">
                  <text:section text:style-name="Sect1" text:name="post-body-2367645977298367549">
                    <text:p text:style-name="P5"><text:span text:style-name="T6">YouTube Viewer: A Complete YouTube Client For Linux [Ubuntu PPA] </text:span><text:span text:style-name="T5">~ Web Upd8: Ubuntu / Linux blog </text:span></text:p>
                    <text:p text:style-name="P4"><text:a xlink:type="simple" xlink:href="http://www.webupd8.org/2015/02/youtube-viewer-complete-youtube-client.html" text:style-name="Internet_20_link" text:visited-style-name="Visited_20_Internet_20_Link">http://www.webupd8.org/2015/02/youtube-viewer-complete-youtube-client.html</text:a></text:p>
                    <text:p text:style-name="P4"/>
                    <text:p text:style-name="Text_20_body"/>
                    <text:p text:style-name="Text_20_body"><text:line-break/><text:span text:style-name="T1">1. Install mpv</text:span></text:p>
                    <text:p text:style-name="P3">Like I said above, even though YouTube Viewer supports multiple video players, right now it only works properly with mpv or at least that was the case in my test. To install mpv in Ubuntu 15.04, 14.10 or 14.04 / Linux Mint 17.1 or 17, simply use the following command:</text:p>
                    <text:p text:style-name="P15"><text:span text:style-name="Source_20_Text">sudo apt-get install mpv</text:span></text:p>
                    <text:p text:style-name="Text_20_body">Ubuntu 14.04 and 14.10 have a pretty old mpv version so if you want to install a newer version, I recommend using <text:a xlink:type="simple" xlink:href="https://launchpad.net/%7Emc3man/+archive/ubuntu/mpv-tests/" text:style-name="Internet_20_link" text:visited-style-name="Visited_20_Internet_20_Link">Doug McMahon's mpv PPA</text:a>.<text:line-break/><text:line-break/><text:span text:style-name="T1">2. Install YouTube Viewer</text:span></text:p>
                    <text:p text:style-name="P3">To make it easier to install, I've uploaded the latest YouTube Viewer from GIT to the main WebUpd8 PPA, for  Ubuntu 15.04, 14.10 and 14.04 / Linux Mint 17.1 and 17. Add the PPA and install YouTube Viewer using the following commands:</text:p>
                    <text:p text:style-name="Preformatted_20_Text"><text:span text:style-name="Source_20_Text">sudo add-apt-repository ppa:nilarimogard/webupd8</text:span></text:p>
                    <text:p text:style-name="Preformatted_20_Text"><text:span text:style-name="Source_20_Text">sudo apt-get update</text:span></text:p>
                    <text:p text:style-name="P15"><text:span text:style-name="Source_20_Text">sudo apt-get install youtube-viewer</text:span></text:p>
                  </text:section>
                </text:section>
              </text:section>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hin </meta:initial-creator>
    <meta:creation-date>2016-02-09T09:23:49.072879855</meta:creation-date>
    <dc:date>2016-02-09T09:31:22.679775792</dc:date>
    <dc:creator>wachin </dc:creator>
    <meta:editing-duration>PT7M35S</meta:editing-duration>
    <meta:editing-cycles>1</meta:editing-cycles>
    <meta:document-statistic meta:table-count="0" meta:image-count="0" meta:object-count="0" meta:page-count="1" meta:paragraph-count="10" meta:word-count="157" meta:character-count="977" meta:non-whitespace-character-count="826"/>
    <meta:generator>LibreOffice/5.0.2.2$Linux_x86 LibreOffice_project/00m0$Build-2</meta:generator>
  </office:meta>
</office:document-meta>
</file>